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108cm" svg:y="7.159cm">
          <draw:text-box>
            <text:p text:style-name="P4"><text:span text:style-name="T3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408cm" svg:y="10.66cm">
          <draw:text-box>
            <text:p text:style-name="P4"><text:span text:style-name="T3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9" draw:id="id9" draw:layer="layout" svg:width="0.99cm" svg:height="0.962cm" svg:x="11.408cm" svg:y="10.662cm">
          <draw:text-box>
            <text:p text:style-name="P3"><text:span text:style-name="T2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1:47.511983148</dc:date>
    <dc:creator>elucterio </dc:creator>
    <meta:editing-duration>PT4H4M28S</meta:editing-duration>
    <meta:editing-cycles>23</meta:editing-cycles>
    <meta:generator>LibreOffice/4.2.8.2$Linux_X86_64 LibreOffice_project/420m0$Build-2</meta:generator>
    <meta:document-statistic meta:object-count="34"/>
  </office:meta>
</office:document-meta>
</file>